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 style:master-page-name="Standard">
      <style:table-properties style:width="15.408cm" fo:margin-left="-0.203cm" style:page-number="auto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2.457cm"/>
    </style:style>
    <style:style style:name="Tabela1.C" style:family="table-column">
      <style:table-column-properties style:column-width="3.522cm"/>
    </style:style>
    <style:style style:name="Tabela1.D" style:family="table-column">
      <style:table-column-properties style:column-width="1.669cm"/>
    </style:style>
    <style:style style:name="Tabela1.E" style:family="table-column">
      <style:table-column-properties style:column-width="3.565cm"/>
    </style:style>
    <style:style style:name="Tabela1.F" style:family="table-column">
      <style:table-column-properties style:column-width="1.693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#9e3a38" fo:padding-left="0.191cm" fo:padding-right="0.191cm" fo:padding-top="0cm" fo:padding-bottom="0cm" fo:border-left="none" fo:border-right="none" fo:border-top="none" fo:border-bottom="0.75pt solid #ffffff" style:writing-mode="lr-tb">
        <style:background-image/>
      </style:table-cell-properties>
    </style:style>
    <style:style style:name="Tabela1.A2" style:family="table-cell">
      <style:table-cell-properties style:vertical-align="top" fo:background-color="#cccccc" fo:padding-left="0.191cm" fo:padding-right="0.191cm" fo:padding-top="0cm" fo:padding-bottom="0cm" fo:border-left="0.75pt solid #ffffff" fo:border-right="none" fo:border-top="0.75pt solid #ffffff" fo:border-bottom="0.75pt solid #ffffff" style:writing-mode="lr-tb">
        <style:background-image/>
      </style:table-cell-properties>
    </style:style>
    <style:style style:name="Tabela1.F2" style:family="table-cell">
      <style:table-cell-properties style:vertical-align="top" fo:background-color="#cccccc" fo:padding-left="0.191cm" fo:padding-right="0.191cm" fo:padding-top="0cm" fo:padding-bottom="0cm" fo:border="0.75pt solid #ffffff" style:writing-mode="lr-tb">
        <style:background-image/>
      </style:table-cell-properties>
    </style:style>
    <style:style style:name="Tabela1.A3" style:family="table-cell">
      <style:table-cell-properties style:vertical-align="top" fo:background-color="#e6e6e6" fo:padding-left="0.191cm" fo:padding-right="0.191cm" fo:padding-top="0cm" fo:padding-bottom="0cm" fo:border-left="0.75pt solid #ffffff" fo:border-right="none" fo:border-top="0.75pt solid #ffffff" fo:border-bottom="0.75pt solid #ffffff" style:writing-mode="lr-tb">
        <style:background-image/>
      </style:table-cell-properties>
    </style:style>
    <style:style style:name="Tabela1.B3" style:family="table-cell">
      <style:table-cell-properties style:vertical-align="top" fo:background-color="#e6e6e6" fo:padding-left="0.191cm" fo:padding-right="0.191cm" fo:padding-top="0cm" fo:padding-bottom="0cm" fo:border="0.75pt solid #ffffff" style:writing-mode="lr-tb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officeooo:rsid="000cac76" officeooo:paragraph-rsid="000cac76"/>
    </style:style>
    <style:style style:name="P2" style:family="paragraph" style:parent-style-name="Table_20_Contents">
      <style:paragraph-properties fo:text-align="center" style:justify-single-word="false"/>
      <style:text-properties officeooo:rsid="000d7123" officeooo:paragraph-rsid="000d7123"/>
    </style:style>
    <style:style style:name="P3" style:family="paragraph" style:parent-style-name="Header">
      <style:paragraph-properties fo:text-align="center" style:justify-single-word="false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ffffff" fo:font-weight="bold" style:font-weight-asian="bold" style:font-weight-complex="bold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fo:color="#000000" fo:font-weight="bold" style:font-weight-asian="bold" style:font-weight-complex="bold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color="#000000" fo:font-weight="bold" style:font-weight-asian="bold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fo:color="#000000"/>
    </style:style>
    <style:style style:name="P8" style:family="paragraph" style:parent-style-name="Standard">
      <style:paragraph-properties fo:margin-top="0cm" fo:margin-bottom="0cm" style:contextual-spacing="false" fo:line-height="100%" style:snap-to-layout-grid="false"/>
      <style:text-properties fo:color="#000000" officeooo:rsid="000cac76" officeooo:paragraph-rsid="000cac76"/>
    </style:style>
    <style:style style:name="P9" style:family="paragraph" style:parent-style-name="Standard">
      <style:paragraph-properties fo:margin-left="0.614cm" fo:margin-right="0cm" fo:text-indent="0cm" style:auto-text-indent="false"/>
    </style:style>
    <style:style style:name="P10" style:family="paragraph" style:parent-style-name="Standard">
      <style:paragraph-properties fo:margin-left="0.614cm" fo:margin-right="0cm" fo:text-indent="0cm" style:auto-text-indent="false">
        <style:tab-stops>
          <style:tab-stop style:position="7.191cm"/>
        </style:tab-stops>
      </style:paragraph-properties>
    </style:style>
    <style:style style:name="P11" style:family="paragraph" style:parent-style-name="List_20_Paragraph" style:list-style-name="WW8Num3">
      <style:text-properties fo:font-weight="bold" officeooo:paragraph-rsid="000e1fc0" style:font-weight-asian="bold"/>
    </style:style>
    <style:style style:name="P12" style:family="paragraph" style:parent-style-name="List_20_Paragraph" style:list-style-name="WW8Num5">
      <style:paragraph-properties fo:margin-top="0cm" fo:margin-bottom="0cm" style:contextual-spacing="true" fo:line-height="100%"/>
      <style:text-properties fo:color="#000000" officeooo:paragraph-rsid="000cac76"/>
    </style:style>
    <style:style style:name="P13" style:family="paragraph" style:parent-style-name="List_20_Paragraph" style:list-style-name="WW8Num5">
      <style:paragraph-properties fo:margin-top="0cm" fo:margin-bottom="0cm" style:contextual-spacing="true" fo:line-height="100%"/>
      <style:text-properties fo:color="#000000" officeooo:rsid="000cac76" officeooo:paragraph-rsid="000cac76"/>
    </style:style>
    <style:style style:name="P14" style:family="paragraph" style:parent-style-name="List_20_Paragraph" style:list-style-name="WW8Num1">
      <style:paragraph-properties fo:margin-top="0cm" fo:margin-bottom="0cm" style:contextual-spacing="true" fo:line-height="100%"/>
      <style:text-properties fo:color="#000000" officeooo:rsid="000cac76" officeooo:paragraph-rsid="000cac76"/>
    </style:style>
    <style:style style:name="P15" style:family="paragraph" style:parent-style-name="List_20_Paragraph" style:list-style-name="WW8Num5">
      <style:paragraph-properties fo:margin-top="0cm" fo:margin-bottom="0cm" style:contextual-spacing="true" fo:line-height="100%"/>
    </style:style>
    <style:style style:name="P16" style:family="paragraph" style:parent-style-name="List_20_Paragraph" style:list-style-name="WW8Num5">
      <style:paragraph-properties fo:margin-top="0cm" fo:margin-bottom="0cm" style:contextual-spacing="true" fo:line-height="100%"/>
      <style:text-properties officeooo:paragraph-rsid="000cac76"/>
    </style:style>
    <style:style style:name="P17" style:family="paragraph" style:parent-style-name="List_20_Paragraph" style:list-style-name="WW8Num5">
      <style:paragraph-properties fo:margin-top="0cm" fo:margin-bottom="0cm" style:contextual-spacing="true" fo:line-height="100%"/>
      <style:text-properties officeooo:rsid="000d7123" officeooo:paragraph-rsid="000d7123"/>
    </style:style>
    <style:style style:name="T1" style:family="text">
      <style:text-properties fo:color="#000000"/>
    </style:style>
    <style:style style:name="T2" style:family="text">
      <style:text-properties fo:color="#000000" officeooo:rsid="000cac76"/>
    </style:style>
    <style:style style:name="T3" style:family="text">
      <style:text-properties fo:color="#000000" officeooo:rsid="000e1fc0"/>
    </style:style>
    <style:style style:name="T4" style:family="text">
      <style:text-properties officeooo:rsid="000cac76"/>
    </style:style>
    <style:style style:name="T5" style:family="text">
      <style:text-properties officeooo:rsid="000d7123"/>
    </style:style>
    <style:style style:name="T6" style:family="text">
      <style:text-properties officeooo:rsid="000e1fc0"/>
    </style:style>
    <style:style style:name="T7" style:family="text"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 table:style-name="Tabela1.1">
          <table:table-cell table:style-name="Tabela1.A1" table:number-columns-spanned="6" office:value-type="string">
            <text:p text:style-name="P4">ATA DE REUNIÃO – <text:span text:style-name="T4">SPRINT 1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2" office:value-type="string">
            <text:p text:style-name="P5">Data </text:p>
          </table:table-cell>
          <table:table-cell table:style-name="Tabela1.A2" office:value-type="string">
            <text:p text:style-name="P7"><text:span text:style-name="T4">30</text:span>/<text:span text:style-name="T4">01</text:span>/<text:span text:style-name="T4">2016</text:span></text:p>
          </table:table-cell>
          <table:table-cell table:style-name="Tabela1.A2" office:value-type="string">
            <text:p text:style-name="P6">Horário de Início</text:p>
          </table:table-cell>
          <table:table-cell table:style-name="Tabela1.A2" office:value-type="string">
            <text:p text:style-name="P7"><text:span text:style-name="T4">08</text:span>:<text:span text:style-name="T4">00</text:span></text:p>
          </table:table-cell>
          <table:table-cell table:style-name="Tabela1.A2" office:value-type="string">
            <text:p text:style-name="P6">Horário de Término</text:p>
          </table:table-cell>
          <table:table-cell table:style-name="Tabela1.F2" office:value-type="string">
            <text:p text:style-name="P7"><text:span text:style-name="T4">12</text:span>:<text:span text:style-name="T4">00</text:span></text:p>
          </table:table-cell>
        </table:table-row>
        <table:table-row table:style-name="Tabela1.1">
          <table:table-cell table:style-name="Tabela1.A3" office:value-type="string">
            <text:p text:style-name="P5">Local</text:p>
          </table:table-cell>
          <table:table-cell table:style-name="Tabela1.B3" table:number-columns-spanned="5" office:value-type="string">
            <text:p text:style-name="P8">Instituto de Informática – UFG</text:p>
          </table:table-cell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2" office:value-type="string">
            <text:p text:style-name="P5">Participantes</text:p>
          </table:table-cell>
          <table:table-cell table:style-name="Tabela1.F2" table:number-columns-spanned="5" office:value-type="string">
            <text:list xml:id="list199388651506706172" text:style-name="WW8Num5">
              <text:list-item>
                <text:p text:style-name="P12"><text:span text:style-name="T4">Pedro Victor</text:span> – <text:span text:style-name="T4">Development Team</text:span></text:p>
              </text:list-item>
              <text:list-item>
                <text:p text:style-name="P15"><text:span text:style-name="T2">Guilherme Caixeta</text:span><text:span text:style-name="T1"> – </text:span><text:span text:style-name="T2">Scrum Master e Product Owner</text:span></text:p>
              </text:list-item>
              <text:list-item>
                <text:p text:style-name="P16"><text:span text:style-name="T2">João Henrique</text:span><text:span text:style-name="T1"> – </text:span><text:span text:style-name="T2">Development Team</text:span></text:p>
              </text:list-item>
              <text:list-item>
                <text:p text:style-name="P13">Lucas Vinicios – Development Team</text:p>
              </text:list-item>
              <text:list-item>
                <text:p text:style-name="P17"><text:span text:style-name="T1">Gabriel Barbosa – </text:span><text:span text:style-name="T2">Development Team </text:span><text:span text:style-name="T1">e </text:span><text:span text:style-name="T2">Product Owner</text:span></text:p>
              </text:list-item>
              <text:list-item>
                <text:p text:style-name="P17"><text:span text:style-name="T2">I</text:span><text:span text:style-name="T1">gor Queiroz – </text:span><text:span text:style-name="T2">Development Team</text:span>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3" office:value-type="string">
            <text:p text:style-name="P5">Pauta</text:p>
          </table:table-cell>
          <table:table-cell table:style-name="Tabela1.B3" table:number-columns-spanned="5" office:value-type="string">
            <text:list xml:id="list1115637855589867062" text:style-name="WW8Num1">
              <text:list-item>
                <text:p text:style-name="P14">Cronograma do Projeto</text:p>
              </text:list-item>
              <text:list-item>
                <text:p text:style-name="P14">Atividades de Cada Data de Entrega</text:p>
              </text:list-item>
              <text:list-item>
                <text:p text:style-name="P14">Distribuição de Tarefas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list xml:id="list7830471571040509528" text:style-name="WW8Num3">
        <text:list-item>
          <text:p text:style-name="P11">Discussões do assunto “<text:span text:style-name="T2">Cronograma do Projeto</text:span><text:span text:style-name="T3">”</text:span></text:p>
        </text:list-item>
      </text:list>
      <text:p text:style-name="P10"><text:span text:style-name="T7">Decisão</text:span>: <text:span text:style-name="T5">Foi decido que seriam feitas três Sprints e que em cada Sprint seria entregue partes do Projeto Final, que evoluiria gradativamente ao longo das entregas.</text:span></text:p>
      <text:p text:style-name="P9"><text:span text:style-name="T7">Compromissos</text:span>: <text:span text:style-name="T6">A Equipe se comprometeu que ao longo da semana seriam realizados todas as tarefas programadas para a Sprint 1.</text:span></text:p>
      <text:p text:style-name="Standard"/>
      <text:list xml:id="list150012530185754" text:continue-numbering="true" text:style-name="WW8Num3">
        <text:list-item>
          <text:p text:style-name="P11">Discussões do assunto “<text:span text:style-name="T2">Atividades de Cada Data de Entrega</text:span><text:span text:style-name="T3">”</text:span></text:p>
        </text:list-item>
      </text:list>
      <text:p text:style-name="P9"><text:span text:style-name="T7">Decisão</text:span>: <text:span text:style-name="T5">Foi decido também que na Sprint 1 seria entregue somente o Template de cada documento que teria que ser preenchido posteriormente.</text:span></text:p>
      <text:p text:style-name="P9"><text:span text:style-name="T7">Compromissos</text:span>: <text:span text:style-name="T6">A Equipe se comprometeu a cumprir as datas de entrega decididas na reunião.</text:span></text:p>
      <text:p text:style-name="Standard"/>
      <text:list xml:id="list150012534191531" text:continue-numbering="true" text:style-name="WW8Num3">
        <text:list-item>
          <text:p text:style-name="P11">Discussões do assunto “<text:span text:style-name="T2">Distribuição de Tarefas</text:span><text:span text:style-name="T3">”</text:span></text:p>
        </text:list-item>
      </text:list>
      <text:p text:style-name="P9"><text:span text:style-name="T7">Decisão</text:span>: <text:span text:style-name="T5">Cada componente da equipe ficou responsável por parte da documentação, divididos entre as áreas que contemplam GPR, GRE e GQA.</text:span></text:p>
      <text:p text:style-name="P9"><text:span text:style-name="T7">Compromissos</text:span>: <text:span text:style-name="T6">Cada Tarefa foi aceita pelo seu respectivo responsável, aprovando logo em seguida a criação do Documento GPR – Cronograma e Atividades Detalhadas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fo:margin-top="0cm" fo:margin-bottom="0cm" style:contextual-spacing="false" fo:line-height="100%"/>
    </style:style>
    <style:style style:name="Footer" style:family="paragraph" style:parent-style-name="Standard" style:class="extra">
      <style:paragraph-properties fo:margin-top="0cm" fo:margin-bottom="0cm" style:contextual-spacing="false" fo:line-height="100%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cm" table:align="margins" style:writing-mode="lr-tb"/>
    </style:style>
    <style:style style:name="Tabela2.A" style:family="table-column">
      <style:table-column-properties style:column-width="7.5cm" style:rel-column-width="32767*"/>
    </style:style>
    <style:style style:name="Tabela2.B" style:family="table-column">
      <style:table-column-properties style:column-width="7.5cm" style:rel-column-width="3276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MP1" style:family="paragraph" style:parent-style-name="Table_20_Contents">
      <style:paragraph-properties fo:text-align="center" style:justify-single-word="false"/>
      <style:text-properties officeooo:rsid="000cac76" officeooo:paragraph-rsid="000cac76"/>
    </style:style>
    <style:style style:name="MP2" style:family="paragraph" style:parent-style-name="Table_20_Contents">
      <style:paragraph-properties fo:text-align="center" style:justify-single-word="false"/>
      <style:text-properties officeooo:rsid="000d7123" officeooo:paragraph-rsid="000d7123"/>
    </style:style>
    <style:style style:name="MP3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row>
            <table:table-cell table:style-name="Tabela2.A1" office:value-type="string">
              <text:p text:style-name="MP1">Ata de Reunião 1 – SisComp</text:p>
            </table:table-cell>
            <table:table-cell table:style-name="Tabela2.B1" office:value-type="string">
              <text:p text:style-name="MP1">Responsável: Pedro Victor</text:p>
            </table:table-cell>
          </table:table-row>
          <table:table-row>
            <table:table-cell table:style-name="Tabela2.A2" office:value-type="string">
              <text:p text:style-name="MP1">Organização: Team</text:p>
            </table:table-cell>
            <table:table-cell table:style-name="Tabela2.B2" office:value-type="string">
              <text:p text:style-name="MP2">Data: 31/01/2016</text:p>
            </table:table-cell>
          </table:table-row>
        </table:table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DD</meta:initial-creator>
    <meta:creation-date>2011-09-27T16:29:00</meta:creation-date>
    <dc:date>2016-02-14T15:00:12.260000000</dc:date>
    <meta:editing-cycles>5</meta:editing-cycles>
    <meta:editing-duration>PT1M</meta:editing-duration>
    <meta:generator>LibreOffice/4.2.2.1$Windows_x86 LibreOffice_project/3be8cda0bddd8e430d8cda1ebfd581265cca5a0f</meta:generator>
    <meta:document-statistic meta:table-count="2" meta:image-count="0" meta:object-count="0" meta:page-count="1" meta:paragraph-count="33" meta:word-count="234" meta:character-count="1503" meta:non-whitespace-character-count="1303"/>
  </office:meta>
</office:document-meta>
</file>